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9a3" officeooo:paragraph-rsid="000dc9a3" style:font-weight-asian="bold" style:font-weight-complex="bold"/>
    </style:style>
    <style:style style:name="P2" style:family="paragraph" style:parent-style-name="Standard">
      <style:text-properties fo:font-weight="bold" officeooo:rsid="00291702" officeooo:paragraph-rsid="00291702" style:font-weight-asian="bold" style:font-weight-complex="bold"/>
    </style:style>
    <style:style style:name="P3" style:family="paragraph" style:parent-style-name="Standard">
      <style:text-properties fo:font-weight="bold" officeooo:rsid="004be5fb" officeooo:paragraph-rsid="004be5fb" style:font-weight-asian="bold" style:font-weight-complex="bold"/>
    </style:style>
    <style:style style:name="P4" style:family="paragraph" style:parent-style-name="Standard">
      <style:text-properties fo:font-weight="bold" officeooo:rsid="001350f0" officeooo:paragraph-rsid="001350f0" style:font-weight-asian="bold" style:font-weight-complex="bold"/>
    </style:style>
    <style:style style:name="P5" style:family="paragraph" style:parent-style-name="Standard">
      <style:text-properties fo:font-weight="bold" officeooo:rsid="0057d54a" officeooo:paragraph-rsid="000dc9a3" style:font-weight-asian="bold" style:font-weight-complex="bold"/>
    </style:style>
    <style:style style:name="P6" style:family="paragraph" style:parent-style-name="Standard">
      <style:text-properties fo:font-weight="bold" officeooo:rsid="005a9297" officeooo:paragraph-rsid="005a9297" style:font-weight-asian="bold" style:font-weight-complex="bold"/>
    </style:style>
    <style:style style:name="P7" style:family="paragraph" style:parent-style-name="Standard">
      <style:text-properties fo:font-weight="bold" officeooo:rsid="010d3185" officeooo:paragraph-rsid="010d3185" style:font-weight-asian="bold" style:font-weight-complex="bold"/>
    </style:style>
    <style:style style:name="P8" style:family="paragraph" style:parent-style-name="Standard">
      <style:text-properties fo:font-weight="bold" officeooo:rsid="010fd57d" officeooo:paragraph-rsid="010fd57d" style:font-weight-asian="bold" style:font-weight-complex="bold"/>
    </style:style>
    <style:style style:name="P9" style:family="paragraph" style:parent-style-name="Standard">
      <style:text-properties fo:font-weight="bold" officeooo:rsid="01103165" officeooo:paragraph-rsid="01103165" style:font-weight-asian="bold" style:font-weight-complex="bold"/>
    </style:style>
    <style:style style:name="P10" style:family="paragraph" style:parent-style-name="Standard">
      <style:text-properties fo:font-weight="bold" officeooo:rsid="011edf57" officeooo:paragraph-rsid="011edf57" style:font-weight-asian="bold" style:font-weight-complex="bold"/>
    </style:style>
    <style:style style:name="P11" style:family="paragraph" style:parent-style-name="Standard">
      <style:text-properties fo:font-weight="bold" officeooo:rsid="01243fd6" officeooo:paragraph-rsid="01243fd6" style:font-weight-asian="bold" style:font-weight-complex="bold"/>
    </style:style>
    <style:style style:name="P12" style:family="paragraph" style:parent-style-name="Standard">
      <style:text-properties fo:font-weight="bold" officeooo:rsid="0125a491" officeooo:paragraph-rsid="0125a491" style:font-weight-asian="bold" style:font-weight-complex="bold"/>
    </style:style>
    <style:style style:name="P13" style:family="paragraph" style:parent-style-name="Standard">
      <style:text-properties fo:font-weight="bold" officeooo:rsid="0125a491" officeooo:paragraph-rsid="014ceeca" style:font-weight-asian="bold" style:font-weight-complex="bold"/>
    </style:style>
    <style:style style:name="P14" style:family="paragraph" style:parent-style-name="Standard">
      <style:text-properties fo:font-weight="bold" officeooo:rsid="0125a491" officeooo:paragraph-rsid="014f3226" style:font-weight-asian="bold" style:font-weight-complex="bold"/>
    </style:style>
    <style:style style:name="P15" style:family="paragraph" style:parent-style-name="Standard">
      <style:text-properties fo:font-weight="bold" officeooo:rsid="0125a491" officeooo:paragraph-rsid="01575683" style:font-weight-asian="bold" style:font-weight-complex="bold"/>
    </style:style>
    <style:style style:name="P16" style:family="paragraph" style:parent-style-name="Standard">
      <style:text-properties fo:font-weight="bold" officeooo:rsid="014ceeca" officeooo:paragraph-rsid="014ceeca" style:font-weight-asian="bold" style:font-weight-complex="bold"/>
    </style:style>
    <style:style style:name="P17" style:family="paragraph" style:parent-style-name="Standard">
      <style:text-properties fo:font-weight="bold" officeooo:rsid="01575683" officeooo:paragraph-rsid="01575683" style:font-weight-asian="bold" style:font-weight-complex="bold"/>
    </style:style>
    <style:style style:name="P18" style:family="paragraph" style:parent-style-name="Standard">
      <style:text-properties fo:font-weight="bold" officeooo:rsid="01b800c0" officeooo:paragraph-rsid="01b800c0" style:font-weight-asian="bold" style:font-weight-complex="bold"/>
    </style:style>
    <style:style style:name="P19" style:family="paragraph" style:parent-style-name="Standard">
      <style:text-properties fo:font-weight="bold" officeooo:rsid="01bcbe67" officeooo:paragraph-rsid="01bcbe67" style:font-weight-asian="bold" style:font-weight-complex="bold"/>
    </style:style>
    <style:style style:name="P20" style:family="paragraph" style:parent-style-name="Standard">
      <style:text-properties fo:font-weight="bold" officeooo:rsid="01d15860" officeooo:paragraph-rsid="01d15860" style:font-weight-asian="bold" style:font-weight-complex="bold"/>
    </style:style>
    <style:style style:name="P21" style:family="paragraph" style:parent-style-name="Standard">
      <style:text-properties fo:font-weight="bold" officeooo:rsid="01ae22bd" officeooo:paragraph-rsid="01ae22bd" style:font-weight-asian="bold" style:font-weight-complex="bold"/>
    </style:style>
    <style:style style:name="P22" style:family="paragraph" style:parent-style-name="Standard">
      <style:text-properties fo:font-weight="bold" officeooo:rsid="02eab37d" officeooo:paragraph-rsid="02eab37d" style:font-weight-asian="bold" style:font-weight-complex="bold"/>
    </style:style>
    <style:style style:name="P23" style:family="paragraph" style:parent-style-name="Standard">
      <style:text-properties fo:font-weight="bold" officeooo:rsid="02f01182" officeooo:paragraph-rsid="02f01182" style:font-weight-asian="bold" style:font-weight-complex="bold"/>
    </style:style>
    <style:style style:name="P24" style:family="paragraph" style:parent-style-name="Standard">
      <style:text-properties fo:font-weight="bold" officeooo:rsid="02f613b5" officeooo:paragraph-rsid="02f613b5" style:font-weight-asian="bold" style:font-weight-complex="bold"/>
    </style:style>
    <style:style style:name="P25" style:family="paragraph" style:parent-style-name="Standard">
      <style:text-properties fo:font-weight="normal" officeooo:rsid="001350f0" officeooo:paragraph-rsid="001350f0" style:font-weight-asian="normal" style:font-weight-complex="normal"/>
    </style:style>
    <style:style style:name="P26" style:family="paragraph" style:parent-style-name="Standard">
      <style:text-properties fo:font-weight="normal" officeooo:rsid="001a4392" officeooo:paragraph-rsid="001a4392" style:font-weight-asian="normal" style:font-weight-complex="normal"/>
    </style:style>
    <style:style style:name="P27" style:family="paragraph" style:parent-style-name="Standard">
      <style:text-properties fo:font-weight="normal" officeooo:rsid="002015c1" officeooo:paragraph-rsid="002015c1" style:font-weight-asian="normal" style:font-weight-complex="normal"/>
    </style:style>
    <style:style style:name="P28" style:family="paragraph" style:parent-style-name="Standard">
      <style:text-properties fo:font-weight="normal" officeooo:rsid="00291702" officeooo:paragraph-rsid="00291702" style:font-weight-asian="normal" style:font-weight-complex="normal"/>
    </style:style>
    <style:style style:name="P29" style:family="paragraph" style:parent-style-name="Standard">
      <style:text-properties fo:font-weight="normal" officeooo:rsid="002996cf" officeooo:paragraph-rsid="002996cf" style:font-weight-asian="normal" style:font-weight-complex="normal"/>
    </style:style>
    <style:style style:name="P30" style:family="paragraph" style:parent-style-name="Standard">
      <style:text-properties fo:font-weight="normal" officeooo:rsid="002f01bd" officeooo:paragraph-rsid="002f01bd" style:font-weight-asian="normal" style:font-weight-complex="normal"/>
    </style:style>
    <style:style style:name="P31" style:family="paragraph" style:parent-style-name="Standard">
      <style:text-properties fo:font-weight="normal" officeooo:rsid="004be5fb" officeooo:paragraph-rsid="004be5fb" style:font-weight-asian="normal" style:font-weight-complex="normal"/>
    </style:style>
    <style:style style:name="P32" style:family="paragraph" style:parent-style-name="Standard">
      <style:text-properties fo:font-weight="normal" officeooo:rsid="01103165" officeooo:paragraph-rsid="01103165" style:font-weight-asian="normal" style:font-weight-complex="normal"/>
    </style:style>
    <style:style style:name="P33" style:family="paragraph" style:parent-style-name="Standard">
      <style:text-properties fo:font-weight="normal" officeooo:rsid="0110ca05" officeooo:paragraph-rsid="0110ca05" style:font-weight-asian="normal" style:font-weight-complex="normal"/>
    </style:style>
    <style:style style:name="P34" style:family="paragraph" style:parent-style-name="Standard">
      <style:text-properties fo:font-weight="normal" officeooo:rsid="011edf57" officeooo:paragraph-rsid="011edf57" style:font-weight-asian="normal" style:font-weight-complex="normal"/>
    </style:style>
    <style:style style:name="P35" style:family="paragraph" style:parent-style-name="Standard">
      <style:text-properties fo:font-weight="normal" officeooo:rsid="0125a491" officeooo:paragraph-rsid="0125a491" style:font-weight-asian="normal" style:font-weight-complex="normal"/>
    </style:style>
    <style:style style:name="P36" style:family="paragraph" style:parent-style-name="Standard">
      <style:text-properties fo:font-weight="normal" officeooo:rsid="0141a6f6" officeooo:paragraph-rsid="0141a6f6" style:font-weight-asian="normal" style:font-weight-complex="normal"/>
    </style:style>
    <style:style style:name="P37" style:family="paragraph" style:parent-style-name="Standard">
      <style:text-properties fo:font-weight="normal" officeooo:rsid="0141a6f6" officeooo:paragraph-rsid="016e8f6f" style:font-weight-asian="normal" style:font-weight-complex="normal"/>
    </style:style>
    <style:style style:name="P38" style:family="paragraph" style:parent-style-name="Standard">
      <style:text-properties fo:font-weight="normal" officeooo:rsid="0141a6f6" officeooo:paragraph-rsid="01718e96" style:font-weight-asian="normal" style:font-weight-complex="normal"/>
    </style:style>
    <style:style style:name="P39" style:family="paragraph" style:parent-style-name="Standard">
      <style:text-properties fo:font-weight="normal" officeooo:rsid="0141a6f6" officeooo:paragraph-rsid="0173eb40" style:font-weight-asian="normal" style:font-weight-complex="normal"/>
    </style:style>
    <style:style style:name="P40" style:family="paragraph" style:parent-style-name="Standard">
      <style:text-properties fo:font-weight="normal" officeooo:rsid="0141a6f6" officeooo:paragraph-rsid="018d3791" style:font-weight-asian="normal" style:font-weight-complex="normal"/>
    </style:style>
    <style:style style:name="P41" style:family="paragraph" style:parent-style-name="Standard">
      <style:text-properties fo:font-weight="normal" officeooo:rsid="0141a6f6" officeooo:paragraph-rsid="0190ed63" style:font-weight-asian="normal" style:font-weight-complex="normal"/>
    </style:style>
    <style:style style:name="P42" style:family="paragraph" style:parent-style-name="Standard">
      <style:text-properties fo:font-weight="normal" officeooo:rsid="0141a6f6" officeooo:paragraph-rsid="019b60e6" style:font-weight-asian="normal" style:font-weight-complex="normal"/>
    </style:style>
    <style:style style:name="P43" style:family="paragraph" style:parent-style-name="Standard">
      <style:text-properties fo:font-weight="normal" officeooo:rsid="0141a6f6" officeooo:paragraph-rsid="01a29340" style:font-weight-asian="normal" style:font-weight-complex="normal"/>
    </style:style>
    <style:style style:name="P44" style:family="paragraph" style:parent-style-name="Standard">
      <style:text-properties fo:font-weight="normal" officeooo:rsid="01ae22bd" officeooo:paragraph-rsid="01ae22bd" style:font-weight-asian="normal" style:font-weight-complex="normal"/>
    </style:style>
    <style:style style:name="P45" style:family="paragraph" style:parent-style-name="Standard">
      <style:text-properties fo:font-weight="normal" officeooo:rsid="01ae22bd" officeooo:paragraph-rsid="01f9b3ff" style:font-weight-asian="normal" style:font-weight-complex="normal"/>
    </style:style>
    <style:style style:name="P46" style:family="paragraph" style:parent-style-name="Standard">
      <style:text-properties fo:font-weight="normal" officeooo:rsid="01ae22bd" officeooo:paragraph-rsid="0204aabf" style:font-weight-asian="normal" style:font-weight-complex="normal"/>
    </style:style>
    <style:style style:name="P47" style:family="paragraph" style:parent-style-name="Standard">
      <style:text-properties fo:font-weight="normal" officeooo:rsid="01ae22bd" officeooo:paragraph-rsid="026ac946" style:font-weight-asian="normal" style:font-weight-complex="normal"/>
    </style:style>
    <style:style style:name="P48" style:family="paragraph" style:parent-style-name="Standard">
      <style:text-properties fo:font-weight="normal" officeooo:rsid="01ae22bd" officeooo:paragraph-rsid="02847e5e" style:font-weight-asian="normal" style:font-weight-complex="normal"/>
    </style:style>
    <style:style style:name="P49" style:family="paragraph" style:parent-style-name="Standard">
      <style:text-properties fo:font-weight="normal" officeooo:rsid="0296acb5" officeooo:paragraph-rsid="0296acb5" style:font-weight-asian="normal" style:font-weight-complex="normal"/>
    </style:style>
    <style:style style:name="P50" style:family="paragraph" style:parent-style-name="Standard">
      <style:text-properties fo:font-weight="normal" officeooo:rsid="01f9b3ff" officeooo:paragraph-rsid="02847e5e" style:font-weight-asian="normal" style:font-weight-complex="normal"/>
    </style:style>
    <style:style style:name="P51" style:family="paragraph" style:parent-style-name="Standard">
      <style:text-properties fo:font-weight="normal" officeooo:rsid="01f9b3ff" officeooo:paragraph-rsid="01f9b3ff" style:font-weight-asian="normal" style:font-weight-complex="normal"/>
    </style:style>
    <style:style style:name="P52" style:family="paragraph" style:parent-style-name="Standard">
      <style:text-properties fo:font-weight="normal" officeooo:rsid="0204aabf" officeooo:paragraph-rsid="0204aabf" style:font-weight-asian="normal" style:font-weight-complex="normal"/>
    </style:style>
    <style:style style:name="P53" style:family="paragraph" style:parent-style-name="Standard">
      <style:text-properties officeooo:rsid="002f01bd" officeooo:paragraph-rsid="002f01bd"/>
    </style:style>
    <style:style style:name="P54" style:family="paragraph" style:parent-style-name="Standard">
      <style:text-properties fo:color="#808080" style:font-name="JetBrains Mono" fo:font-size="12pt" fo:font-style="italic" fo:font-weight="normal" officeooo:rsid="004be5fb" officeooo:paragraph-rsid="004be5fb" style:font-size-asian="12pt" style:font-style-asian="italic" style:font-weight-asian="normal" style:font-weight-complex="bold"/>
    </style:style>
    <style:style style:name="P55" style:family="paragraph" style:parent-style-name="Standard">
      <style:text-properties fo:color="#c9211e" style:font-name="JetBrains Mono" fo:font-size="12pt" fo:font-style="italic" fo:font-weight="bold" officeooo:rsid="004be5fb" officeooo:paragraph-rsid="004be5fb" style:font-size-asian="12pt" style:font-style-asian="italic" style:font-weight-asian="bold" style:font-weight-complex="bold"/>
    </style:style>
    <style:style style:name="P56" style:family="paragraph" style:parent-style-name="Standard">
      <style:text-properties fo:color="#000000" style:font-name="JetBrains Mono" fo:font-size="12pt" fo:font-style="normal" fo:font-weight="bold" officeooo:rsid="0139f352" officeooo:paragraph-rsid="0125a491" style:font-size-asian="12pt" style:font-style-asian="normal" style:font-weight-asian="bold" style:font-weight-complex="bold"/>
    </style:style>
    <style:style style:name="P57" style:family="paragraph" style:parent-style-name="Standard">
      <style:text-properties officeooo:paragraph-rsid="014f3226"/>
    </style:style>
    <style:style style:name="P58" style:family="paragraph" style:parent-style-name="Standard">
      <style:text-properties fo:font-size="10pt" fo:font-weight="normal" officeooo:paragraph-rsid="01575683" style:font-size-asian="10pt" style:font-weight-asian="normal" style:font-size-complex="10pt" style:font-weight-complex="normal"/>
    </style:style>
    <style:style style:name="P59" style:family="paragraph" style:parent-style-name="Standard">
      <style:text-properties officeooo:paragraph-rsid="01f9b3ff"/>
    </style:style>
    <style:style style:name="P60" style:family="paragraph" style:parent-style-name="Standard">
      <style:text-properties officeooo:paragraph-rsid="026ac946"/>
    </style:style>
    <style:style style:name="P61" style:family="paragraph" style:parent-style-name="Preformatted_20_Text">
      <style:text-properties fo:font-weight="bold" officeooo:rsid="004be5fb" officeooo:paragraph-rsid="004be5fb" style:font-weight-asian="bold" style:font-weight-complex="bold"/>
    </style:style>
    <style:style style:name="P62" style:family="paragraph" style:parent-style-name="Preformatted_20_Text">
      <style:text-properties fo:font-weight="bold" officeooo:rsid="00940d81" officeooo:paragraph-rsid="00940d81" style:font-weight-asian="bold" style:font-weight-complex="bold"/>
    </style:style>
    <style:style style:name="P63" style:family="paragraph" style:parent-style-name="Preformatted_20_Text">
      <style:text-properties fo:font-weight="bold" officeooo:rsid="0095eb27" officeooo:paragraph-rsid="0095eb27" style:font-weight-asian="bold" style:font-weight-complex="bold"/>
    </style:style>
    <style:style style:name="P64" style:family="paragraph" style:parent-style-name="Preformatted_20_Text">
      <style:text-properties fo:font-weight="bold" officeooo:rsid="00978451" officeooo:paragraph-rsid="00978451" style:font-weight-asian="bold" style:font-weight-complex="bold"/>
    </style:style>
    <style:style style:name="P65" style:family="paragraph" style:parent-style-name="Preformatted_20_Text">
      <style:text-properties fo:font-weight="bold" officeooo:rsid="009a060a" officeooo:paragraph-rsid="009a060a" style:font-weight-asian="bold" style:font-weight-complex="bold"/>
    </style:style>
    <style:style style:name="P66" style:family="paragraph" style:parent-style-name="Preformatted_20_Text">
      <style:text-properties fo:font-weight="bold" officeooo:rsid="009b9b92" officeooo:paragraph-rsid="009b9b92" style:font-weight-asian="bold" style:font-weight-complex="bold"/>
    </style:style>
    <style:style style:name="P67" style:family="paragraph" style:parent-style-name="Preformatted_20_Text">
      <style:text-properties fo:font-weight="bold" officeooo:rsid="009bb330" officeooo:paragraph-rsid="009bb330" style:font-weight-asian="bold" style:font-weight-complex="bold"/>
    </style:style>
    <style:style style:name="P68" style:family="paragraph" style:parent-style-name="Preformatted_20_Text">
      <style:text-properties fo:font-weight="bold" officeooo:rsid="009c4f0f" officeooo:paragraph-rsid="009c4f0f" style:font-weight-asian="bold" style:font-weight-complex="bold"/>
    </style:style>
    <style:style style:name="P69" style:family="paragraph" style:parent-style-name="Preformatted_20_Text">
      <style:text-properties fo:font-weight="bold" officeooo:rsid="009ece73" officeooo:paragraph-rsid="009ece73" style:font-weight-asian="bold" style:font-weight-complex="bold"/>
    </style:style>
    <style:style style:name="P70" style:family="paragraph" style:parent-style-name="Preformatted_20_Text">
      <style:text-properties fo:font-weight="bold" officeooo:rsid="00a05eca" officeooo:paragraph-rsid="00a05eca" style:font-weight-asian="bold" style:font-weight-complex="bold"/>
    </style:style>
    <style:style style:name="P71" style:family="paragraph" style:parent-style-name="Preformatted_20_Text">
      <style:text-properties fo:font-weight="bold" officeooo:rsid="00a21b03" officeooo:paragraph-rsid="00a21b03" style:font-weight-asian="bold" style:font-weight-complex="bold"/>
    </style:style>
    <style:style style:name="P72" style:family="paragraph" style:parent-style-name="Preformatted_20_Text">
      <style:text-properties fo:font-weight="bold" officeooo:rsid="00b17bc9" officeooo:paragraph-rsid="00b17bc9" style:font-weight-asian="bold" style:font-weight-complex="bold"/>
    </style:style>
    <style:style style:name="P73" style:family="paragraph" style:parent-style-name="Preformatted_20_Text">
      <style:text-properties fo:font-weight="bold" officeooo:rsid="00b59d7a" officeooo:paragraph-rsid="00b59d7a" style:font-weight-asian="bold" style:font-weight-complex="bold"/>
    </style:style>
    <style:style style:name="P74" style:family="paragraph" style:parent-style-name="Preformatted_20_Text">
      <style:text-properties fo:font-weight="bold" officeooo:rsid="00dcfb60" officeooo:paragraph-rsid="00dcfb60" style:font-weight-asian="bold" style:font-weight-complex="bold"/>
    </style:style>
    <style:style style:name="P75" style:family="paragraph" style:parent-style-name="Preformatted_20_Text">
      <style:text-properties fo:font-weight="bold" officeooo:rsid="00decfda" officeooo:paragraph-rsid="00decfda" style:font-weight-asian="bold" style:font-weight-complex="bold"/>
    </style:style>
    <style:style style:name="P76" style:family="paragraph" style:parent-style-name="Preformatted_20_Text">
      <style:text-properties fo:font-weight="bold" officeooo:rsid="00e98a6d" officeooo:paragraph-rsid="00e98a6d" style:font-weight-asian="bold" style:font-weight-complex="bold"/>
    </style:style>
    <style:style style:name="P77" style:family="paragraph" style:parent-style-name="Preformatted_20_Text">
      <style:text-properties fo:font-weight="bold" officeooo:rsid="0109dd65" officeooo:paragraph-rsid="0109dd65" style:font-weight-asian="bold" style:font-weight-complex="bold"/>
    </style:style>
    <style:style style:name="P78" style:family="paragraph" style:parent-style-name="Preformatted_20_Text">
      <style:text-properties fo:color="#c9211e" fo:font-weight="bold" officeooo:rsid="00940d81" officeooo:paragraph-rsid="00940d81" style:font-weight-asian="bold" style:font-weight-complex="bold"/>
    </style:style>
    <style:style style:name="P79" style:family="paragraph" style:parent-style-name="Preformatted_20_Text">
      <style:text-properties officeooo:paragraph-rsid="00cf9d21"/>
    </style:style>
    <style:style style:name="P80" style:family="paragraph" style:parent-style-name="Preformatted_20_Text">
      <style:text-properties officeooo:paragraph-rsid="014f3226"/>
    </style:style>
    <style:style style:name="P81" style:family="paragraph" style:parent-style-name="Preformatted_20_Text">
      <style:text-properties fo:font-weight="normal" officeooo:rsid="0141a6f6" officeooo:paragraph-rsid="0141a6f6" style:font-weight-asian="normal" style:font-weight-complex="normal"/>
    </style:style>
    <style:style style:name="P82" style:family="paragraph" style:parent-style-name="Preformatted_20_Text">
      <style:text-properties fo:font-weight="normal" officeooo:rsid="0141a6f6" officeooo:paragraph-rsid="01a29340" style:font-weight-asian="normal" style:font-weight-complex="normal"/>
    </style:style>
    <style:style style:name="P83" style:family="paragraph" style:parent-style-name="Preformatted_20_Text">
      <style:text-properties fo:font-weight="normal" officeooo:rsid="01b58697" officeooo:paragraph-rsid="01b58697" style:font-weight-asian="normal" style:font-weight-complex="normal"/>
    </style:style>
    <style:style style:name="P84" style:family="paragraph" style:parent-style-name="Preformatted_20_Text">
      <style:text-properties fo:font-weight="normal" officeooo:rsid="01ae22bd" officeooo:paragraph-rsid="01ae22bd" style:font-weight-asian="normal" style:font-weight-complex="normal"/>
    </style:style>
    <style:style style:name="P85" style:family="paragraph" style:parent-style-name="Preformatted_20_Text">
      <style:text-properties fo:font-weight="normal" officeooo:rsid="0296acb5" officeooo:paragraph-rsid="0296acb5" style:font-weight-asian="normal" style:font-weight-complex="normal"/>
    </style:style>
    <style:style style:name="P86" style:family="paragraph" style:parent-style-name="Preformatted_20_Text">
      <style:paragraph-properties fo:break-before="page"/>
      <style:text-properties fo:font-weight="bold" officeooo:rsid="0109dd65" officeooo:paragraph-rsid="0109dd65" style:font-weight-asian="bold" style:font-weight-complex="bold"/>
    </style:style>
    <style:style style:name="P87" style:family="paragraph" style:parent-style-name="Standard">
      <style:paragraph-properties fo:break-before="page"/>
      <style:text-properties fo:font-weight="bold" officeooo:rsid="004be5fb" officeooo:paragraph-rsid="004be5fb" style:font-weight-asian="bold" style:font-weight-complex="bold"/>
    </style:style>
    <style:style style:name="P88" style:family="paragraph" style:parent-style-name="Standard">
      <style:paragraph-properties fo:break-before="page"/>
      <style:text-properties fo:font-weight="bold" officeooo:rsid="014ceeca" officeooo:paragraph-rsid="014ceeca" style:font-weight-asian="bold" style:font-weight-complex="bold"/>
    </style:style>
    <style:style style:name="P89" style:family="paragraph" style:parent-style-name="Preformatted_20_Text">
      <style:paragraph-properties fo:margin-top="0cm" fo:margin-bottom="0.499cm" loext:contextual-spacing="false"/>
    </style:style>
    <style:style style:name="P90" style:family="paragraph" style:parent-style-name="Preformatted_20_Text">
      <style:paragraph-properties fo:margin-top="0cm" fo:margin-bottom="0.499cm" loext:contextual-spacing="false"/>
      <style:text-properties officeooo:paragraph-rsid="02728f75"/>
    </style:style>
    <style:style style:name="P91" style:family="paragraph" style:parent-style-name="Text_20_body">
      <style:text-properties fo:font-weight="normal" officeooo:rsid="0296acb5" officeooo:paragraph-rsid="0296acb5" style:font-weight-asian="normal" style:font-weight-complex="normal"/>
    </style:style>
    <style:style style:name="P92" style:family="paragraph" style:parent-style-name="Standard" style:list-style-name="L1">
      <style:text-properties fo:font-weight="bold" officeooo:rsid="005a9297" officeooo:paragraph-rsid="005a9297" style:font-weight-asian="bold" style:font-weight-complex="bold"/>
    </style:style>
    <style:style style:name="P93" style:family="paragraph" style:parent-style-name="Standard" style:list-style-name="L1">
      <style:text-properties fo:font-weight="bold" officeooo:rsid="02a71355" officeooo:paragraph-rsid="02a71355" style:font-weight-asian="bold" style:font-weight-complex="bold"/>
    </style:style>
    <style:style style:name="P94" style:family="paragraph" style:parent-style-name="Standard" style:list-style-name="L1">
      <style:text-properties fo:font-weight="bold" officeooo:rsid="02a87bae" officeooo:paragraph-rsid="02a87bae" style:font-weight-asian="bold" style:font-weight-complex="bold"/>
    </style:style>
    <style:style style:name="P95" style:family="paragraph" style:parent-style-name="Standard" style:list-style-name="L1">
      <style:text-properties fo:font-weight="bold" officeooo:rsid="02a8a622" officeooo:paragraph-rsid="02a8a622" style:font-weight-asian="bold" style:font-weight-complex="bold"/>
    </style:style>
    <style:style style:name="P96" style:family="paragraph" style:parent-style-name="Standard" style:list-style-name="L1">
      <style:text-properties fo:font-weight="bold" officeooo:rsid="02aa0214" officeooo:paragraph-rsid="02aa0214" style:font-weight-asian="bold" style:font-weight-complex="bold"/>
    </style:style>
    <style:style style:name="P97" style:family="paragraph" style:parent-style-name="Standard" style:list-style-name="L1">
      <style:text-properties fo:font-weight="bold" officeooo:rsid="02aa95c1" officeooo:paragraph-rsid="02aa95c1" style:font-weight-asian="bold" style:font-weight-complex="bold"/>
    </style:style>
    <style:style style:name="P98" style:family="paragraph" style:parent-style-name="Standard" style:list-style-name="L1">
      <style:text-properties fo:font-weight="bold" officeooo:rsid="02ab85e0" officeooo:paragraph-rsid="02ab85e0" style:font-weight-asian="bold" style:font-weight-complex="bold"/>
    </style:style>
    <style:style style:name="P99" style:family="paragraph" style:parent-style-name="Standard" style:list-style-name="L1">
      <style:text-properties fo:font-weight="bold" officeooo:rsid="02ac8ae0" officeooo:paragraph-rsid="02ac8ae0" style:font-weight-asian="bold" style:font-weight-complex="bold"/>
    </style:style>
    <style:style style:name="P100" style:family="paragraph" style:parent-style-name="Standard" style:list-style-name="L1">
      <style:text-properties fo:font-weight="bold" officeooo:rsid="02adc1b2" officeooo:paragraph-rsid="02adc1b2" style:font-weight-asian="bold" style:font-weight-complex="bold"/>
    </style:style>
    <style:style style:name="P101" style:family="paragraph" style:parent-style-name="Standard" style:list-style-name="L1">
      <style:text-properties fo:font-weight="bold" officeooo:rsid="02aec825" officeooo:paragraph-rsid="02aec825" style:font-weight-asian="bold" style:font-weight-complex="bold"/>
    </style:style>
    <style:style style:name="P102" style:family="paragraph" style:parent-style-name="Standard" style:list-style-name="L1">
      <style:text-properties fo:font-weight="bold" officeooo:rsid="02b22062" officeooo:paragraph-rsid="02b22062" style:font-weight-asian="bold" style:font-weight-complex="bold"/>
    </style:style>
    <style:style style:name="P103" style:family="paragraph" style:parent-style-name="Standard" style:list-style-name="L1">
      <style:text-properties fo:font-weight="bold" officeooo:rsid="02b2c820" officeooo:paragraph-rsid="02b2c820" style:font-weight-asian="bold" style:font-weight-complex="bold"/>
    </style:style>
    <style:style style:name="P104" style:family="paragraph" style:parent-style-name="Standard" style:list-style-name="L1">
      <style:text-properties fo:font-weight="bold" officeooo:rsid="02b30f3c" officeooo:paragraph-rsid="02b30f3c" style:font-weight-asian="bold" style:font-weight-complex="bold"/>
    </style:style>
    <style:style style:name="P105" style:family="paragraph" style:parent-style-name="Standard" style:list-style-name="L1">
      <style:text-properties fo:font-weight="bold" officeooo:rsid="02b3c7f8" officeooo:paragraph-rsid="02b3c7f8" style:font-weight-asian="bold" style:font-weight-complex="bold"/>
    </style:style>
    <style:style style:name="P106" style:family="paragraph" style:parent-style-name="Standard" style:list-style-name="L1">
      <style:text-properties fo:font-weight="bold" officeooo:rsid="02b46299" officeooo:paragraph-rsid="02b46299" style:font-weight-asian="bold" style:font-weight-complex="bold"/>
    </style:style>
    <style:style style:name="P107" style:family="paragraph" style:parent-style-name="Standard">
      <style:text-properties fo:font-weight="bold" officeooo:rsid="002996cf" officeooo:paragraph-rsid="002996c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1bd" style:font-weight-asian="normal" style:font-weight-complex="normal"/>
    </style:style>
    <style:style style:name="T3" style:family="text">
      <style:text-properties fo:font-weight="normal" officeooo:rsid="01ae22bd" style:font-weight-asian="normal" style:font-weight-complex="normal"/>
    </style:style>
    <style:style style:name="T4" style:family="text">
      <style:text-properties fo:font-weight="normal" officeooo:rsid="01f9b3ff" style:font-weight-asian="normal" style:font-weight-complex="normal"/>
    </style:style>
    <style:style style:name="T5" style:family="text">
      <style:text-properties fo:color="#808080" style:font-name="JetBrains Mono" fo:font-size="12pt" fo:font-style="italic" fo:font-weight="normal" style:font-size-asian="12pt" style:font-style-asian="italic" style:font-weight-asian="normal"/>
    </style:style>
    <style:style style:name="T6" style:family="text">
      <style:text-properties fo:color="#808080" style:font-name="JetBrains Mono" fo:font-size="12pt" fo:font-style="italic" style:font-size-asian="12pt" style:font-style-asian="italic"/>
    </style:style>
    <style:style style:name="T7" style:family="text">
      <style:text-properties fo:color="#808080" fo:font-size="12pt" fo:font-style="italic" fo:font-weight="normal" style:font-size-asian="12pt" style:font-style-asian="italic" style:font-weight-asian="normal"/>
    </style:style>
    <style:style style:name="T8" style:family="text">
      <style:text-properties officeooo:rsid="00b9808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cf9d21" style:font-weight-asian="bold" style:font-weight-complex="bold"/>
    </style:style>
    <style:style style:name="T11" style:family="text">
      <style:text-properties fo:font-weight="bold" officeooo:rsid="0125a491" style:font-weight-asian="bold" style:font-weight-complex="bold"/>
    </style:style>
    <style:style style:name="T12" style:family="text">
      <style:text-properties style:font-name="Liberation Mono" fo:font-size="10pt" fo:font-weight="bold" officeooo:rsid="00da7cdf" style:font-name-asian="Noto Sans Mono CJK SC" style:font-size-asian="10pt" style:font-weight-asian="bold" style:font-name-complex="Liberation Mono" style:font-size-complex="10pt" style:font-weight-complex="bold"/>
    </style:style>
    <style:style style:name="T13" style:family="text">
      <style:text-properties fo:color="#000000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000000" style:font-name="JetBrains Mono" fo:font-size="12pt" fo:font-style="normal" style:font-size-asian="12pt" style:font-style-asian="normal"/>
    </style:style>
    <style:style style:name="T15" style:family="text">
      <style:text-properties fo:color="#000000" style:font-name="JetBrains Mono" fo:font-size="12pt" fo:font-style="normal" officeooo:rsid="0139f352" style:font-size-asian="12pt" style:font-style-asian="normal"/>
    </style:style>
    <style:style style:name="T16" style:family="text">
      <style:text-properties fo:color="#000000" style:font-name="JetBrains Mono" fo:font-size="12pt" fo:font-style="italic" fo:font-weight="normal" style:font-size-asian="12pt" style:font-style-asian="italic" style:font-weight-asian="normal"/>
    </style:style>
    <style:style style:name="T17" style:family="text">
      <style:text-properties fo:color="#000000" style:font-name="JetBrains Mono" fo:font-size="12pt" fo:font-style="italic" style:font-size-asian="12pt" style:font-style-asian="italic"/>
    </style:style>
    <style:style style:name="T18" style:family="text">
      <style:text-properties fo:color="#000000" style:font-name="JetBrains Mono" fo:font-style="normal" style:font-style-asian="normal"/>
    </style:style>
    <style:style style:name="T19" style:family="text">
      <style:text-properties fo:color="#000000" style:font-name="JetBrains Mono" fo:font-style="italic" style:font-style-asian="italic"/>
    </style:style>
    <style:style style:name="T20" style:family="text">
      <style:text-properties fo:color="#000000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1" style:family="text">
      <style:text-properties fo:color="#000080" style:font-name="JetBrains Mono" fo:font-size="12pt" fo:font-style="normal" style:font-size-asian="12pt" style:font-style-asian="normal"/>
    </style:style>
    <style:style style:name="T22" style:family="text">
      <style:text-properties fo:color="#000080" style:font-name="JetBrains Mono" fo:font-style="normal" style:font-style-asian="normal"/>
    </style:style>
    <style:style style:name="T23" style:family="text">
      <style:text-properties fo:color="#000080" style:font-name="JetBrains Mono" fo:font-style="normal" officeooo:rsid="01575683" style:font-style-asian="normal"/>
    </style:style>
    <style:style style:name="T24" style:family="text">
      <style:text-properties fo:color="#000080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5" style:family="text">
      <style:text-properties fo:color="#660e7a" style:font-name="JetBrains Mono" fo:font-size="12pt" fo:font-style="normal" style:font-size-asian="12pt" style:font-style-asian="normal"/>
    </style:style>
    <style:style style:name="T26" style:family="text">
      <style:text-properties fo:color="#660e7a" style:font-name="JetBrains Mono" fo:font-style="normal" style:font-style-asian="normal"/>
    </style:style>
    <style:style style:name="T27" style:family="text">
      <style:text-properties fo:color="#660e7a" style:font-name="JetBrains Mono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8" style:family="text">
      <style:text-properties fo:color="#0000ff" style:font-name="JetBrains Mono" fo:font-size="12pt" fo:font-style="normal" fo:font-weight="normal" style:font-size-asian="12pt" style:font-style-asian="normal" style:font-weight-asian="normal"/>
    </style:style>
    <style:style style:name="T29" style:family="text">
      <style:text-properties fo:color="#0000ff" style:font-name="JetBrains Mono" fo:font-size="12pt" fo:font-style="normal" style:font-size-asian="12pt" style:font-style-asian="normal"/>
    </style:style>
    <style:style style:name="T30" style:family="text">
      <style:text-properties fo:color="#0000ff" style:font-name="JetBrains Mono" fo:font-style="normal" style:font-style-asian="normal"/>
    </style:style>
    <style:style style:name="T31" style:family="text">
      <style:text-properties fo:color="#008000" style:font-name="JetBrains Mono" fo:font-size="12pt" fo:font-style="normal" style:font-size-asian="12pt" style:font-style-asian="normal"/>
    </style:style>
    <style:style style:name="T32" style:family="text">
      <style:text-properties officeooo:rsid="0125a491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16e8f6f"/>
    </style:style>
    <style:style style:name="T35" style:family="text">
      <style:text-properties officeooo:rsid="01718e96"/>
    </style:style>
    <style:style style:name="T36" style:family="text">
      <style:text-properties officeooo:rsid="0173eb40"/>
    </style:style>
    <style:style style:name="T37" style:family="text">
      <style:text-properties officeooo:rsid="017df71a"/>
    </style:style>
    <style:style style:name="T38" style:family="text">
      <style:text-properties officeooo:rsid="01877028"/>
    </style:style>
    <style:style style:name="T39" style:family="text">
      <style:text-properties officeooo:rsid="018d3791"/>
    </style:style>
    <style:style style:name="T40" style:family="text">
      <style:text-properties officeooo:rsid="0190ed63"/>
    </style:style>
    <style:style style:name="T41" style:family="text">
      <style:text-properties officeooo:rsid="019ae765"/>
    </style:style>
    <style:style style:name="T42" style:family="text">
      <style:text-properties officeooo:rsid="019b60e6"/>
    </style:style>
    <style:style style:name="T43" style:family="text">
      <style:text-properties officeooo:rsid="01a29340"/>
    </style:style>
    <style:style style:name="T44" style:family="text">
      <style:text-properties officeooo:rsid="01a7768e"/>
    </style:style>
    <style:style style:name="T45" style:family="text">
      <style:text-properties officeooo:rsid="01f9b3ff"/>
    </style:style>
    <style:style style:name="T46" style:family="text">
      <style:text-properties officeooo:rsid="0204aabf"/>
    </style:style>
    <style:style style:name="T47" style:family="text">
      <style:text-properties officeooo:rsid="026ac946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officeooo:rsid="02c414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:</text:p>
      <text:p text:style-name="P5"><text:s text:c="26"/></text:p>
      <text:p text:style-name="P5"/>
      <text:p text:style-name="P6">Types of Questions:</text:p>
      <text:p text:style-name="P6"/>
      <text:list xml:id="list41558180" text:style-name="L1">
        <text:list-item>
          <text:p text:style-name="P92">Fast and slow pointer </text:p>
        </text:list-item>
        <text:list-item>
          <text:p text:style-name="P92">Prev and next pointer</text:p>
        </text:list-item>
        <text:list-item>
          <text:p text:style-name="P93">Hash Table</text:p>
        </text:list-item>
        <text:list-item>
          <text:p text:style-name="P94">Binary Search</text:p>
        </text:list-item>
        <text:list-item>
          <text:p text:style-name="P94">Sliding Window</text:p>
        </text:list-item>
        <text:list-item>
          <text:p text:style-name="P95">Prefix Sum</text:p>
        </text:list-item>
        <text:list-item>
          <text:p text:style-name="P96">LinkedList</text:p>
        </text:list-item>
        <text:list-item>
          <text:p text:style-name="P96">Graph</text:p>
        </text:list-item>
        <text:list-item>
          <text:p text:style-name="P96">Heap</text:p>
        </text:list-item>
        <text:list-item>
          <text:p text:style-name="P96">Tree</text:p>
        </text:list-item>
        <text:list-item>
          <text:p text:style-name="P97">Stack</text:p>
        </text:list-item>
        <text:list-item>
          <text:p text:style-name="P98">Dynamic Programming</text:p>
        </text:list-item>
        <text:list-item>
          <text:p text:style-name="P99">Matrix</text:p>
        </text:list-item>
        <text:list-item>
          <text:p text:style-name="P100">Two Pointers</text:p>
        </text:list-item>
        <text:list-item>
          <text:p text:style-name="P101">DFS</text:p>
        </text:list-item>
        <text:list-item>
          <text:p text:style-name="P101">BFS</text:p>
        </text:list-item>
        <text:list-item>
          <text:p text:style-name="P102">String Matching</text:p>
        </text:list-item>
        <text:list-item>
          <text:p text:style-name="P103">Recursion</text:p>
        </text:list-item>
        <text:list-item>
          <text:p text:style-name="P104">Merge Sort</text:p>
        </text:list-item>
        <text:list-item>
          <text:p text:style-name="P104">Quick Sort</text:p>
        </text:list-item>
        <text:list-item>
          <text:p text:style-name="P105">Trie</text:p>
        </text:list-item>
        <text:list-item>
          <text:p text:style-name="P106">Greedy Algorithm</text:p>
        </text:list-item>
      </text:list>
      <text:p text:style-name="P1"/>
      <text:p text:style-name="P1"/>
      <text:p text:style-name="P24">Heap Creation:</text:p>
      <text:p text:style-name="P1"/>
      <text:p text:style-name="P23">Sorting Algos:</text:p>
      <text:p text:style-name="P1"/>
      <text:p text:style-name="P22">DP Questions:</text:p>
      <text:p text:style-name="P1"/>
      <text:p text:style-name="P22">Graph Algorithms:</text:p>
      <text:p text:style-name="P22"/>
      <text:p text:style-name="P22">String Algorithms:</text:p>
      <text:p text:style-name="P22"/>
      <text:p text:style-name="P22"/>
      <text:p text:style-name="P1"><text:a xlink:type="simple" xlink:href="https://leetcode.com/problems/linked-list-cycle-ii/discuss/2157934/Floyd-Cycle-Detection-slow-and-fast-technique" text:style-name="Internet_20_link" text:visited-style-name="Visited_20_Internet_20_Link"><text:span text:style-name="T1">https://leetcode.com/problems/linked-list-cycle-ii/discuss/2157934/Floyd-Cycle-Detection-slow-and-fast-technique</text:span></text:a></text:p>
      <text:p text:style-name="P1"/>
      <text:p text:style-name="P1"/>
      <text:p text:style-name="P2">Left rotate array:</text:p>
      <text:p text:style-name="P30">reverse left part of array</text:p>
      <text:p text:style-name="P30">reverse right part of array</text:p>
      <text:p text:style-name="P53"><text:span text:style-name="T2">r</text:span><text:span text:style-name="T1">everse the whole array.</text:span></text:p>
      <text:p text:style-name="P28"/>
      <text:p text:style-name="P28"/>
      <text:p text:style-name="P107">O(1): space O(n) time:</text:p>
      <text:p text:style-name="P29"/>
      <text:p text:style-name="P25">Trees:</text:p>
      <text:p text:style-name="P27">Recursion:</text:p>
      <text:p text:style-name="P27">DP:</text:p>
      <text:p text:style-name="P26">Sliding Window:</text:p>
      <text:p text:style-name="P26">Priority Queue:</text:p>
      <text:p text:style-name="P26">DFS:</text:p>
      <text:p text:style-name="P26">BFS:</text:p>
      <text:p text:style-name="P25"/>
      <text:p text:style-name="P31"/>
      <text:p text:style-name="P25"/>
      <text:p text:style-name="P4">Graphs:</text:p>
      <text:p text:style-name="P25"/>
      <text:p text:style-name="P3"><text:span text:style-name="T49">M</text:span>atrix Based:</text:p>
      <text:p text:style-name="P3"/>
      <text:p text:style-name="P31">edges, vertices</text:p>
      <text:p text:style-name="P31"/>
      <text:p text:style-name="P31"/>
      <text:p text:style-name="P31"/>
      <text:p text:style-name="P3">Adjacency List based:</text:p>
      <text:p text:style-name="P3"/>
      <text:p text:style-name="P3"/>
      <text:p text:style-name="P87"/>
      <text:p text:style-name="P3">Best Time to Buy and Sell Stock:</text:p>
      <text:p text:style-name="P3"/>
      <text:p text:style-name="P31"/>
      <text:p text:style-name="P3"><text:a xlink:type="simple" xlink:href="mailto:vinitk95@gmail.com" text:style-name="Internet_20_link" text:visited-style-name="Visited_20_Internet_20_Link">vinitk95@gmail.com</text:a></text:p>
      <text:p text:style-name="P3"/>
      <text:p text:style-name="P3"><text:a xlink:type="simple" xlink:href="https://leetcode.com/problems/shortest-distance-to-a-character/submissions/" text:style-name="Internet_20_link" text:visited-style-name="Visited_20_Internet_20_Link"/></text:p>
      <text:p text:style-name="P3"><text:a xlink:type="simple" xlink:href="https://leetcode.com/problems/shortest-distance-to-a-character/submissions/" text:style-name="Internet_20_link" text:visited-style-name="Visited_20_Internet_20_Link">https://leetcode.com/problems/shortest-distance-to-a-character/submissions/</text:a></text:p>
      <text:p text:style-name="P3"/>
      <text:p text:style-name="P3"><text:a xlink:type="simple" xlink:href="https://leetcode.com/problems/sort-list/" text:style-name="Internet_20_link" text:visited-style-name="Visited_20_Internet_20_Link"><text:span text:style-name="T5">https://leetcode.com/problems/sort-list/</text:span></text:a></text:p>
      <text:p text:style-name="P54"/>
      <text:p text:style-name="P54"/>
      <text:p text:style-name="P54"><text:s text:c="9"/></text:p>
      <text:p text:style-name="P3"><text:a xlink:type="simple" xlink:href="https://leetcode.com/problems/jump-game/" text:style-name="Internet_20_link" text:visited-style-name="Visited_20_Internet_20_Link"><text:span text:style-name="T5">https://leetcode.com/problems/jump-game/</text:span></text:a></text:p>
      <text:p text:style-name="P54"/>
      <text:p text:style-name="P3"><text:span text:style-name="T5">You are given an integer array </text:span><text:span text:style-name="Source_20_Text"><text:span text:style-name="T7">nums</text:span></text:span><text:span text:style-name="T5">. You are initially positioned at the array's </text:span><text:span text:style-name="Strong_20_Emphasis"><text:span text:style-name="T6">first index</text:span></text:span><text:span text:style-name="T5">, and each element in the array represents your maximum jump length at that position.</text:span></text:p>
      <text:p text:style-name="P54"/>
      <text:p text:style-name="P54"/>
      <text:p text:style-name="P55">Merge Intervals:</text:p>
      <text:p text:style-name="P54"/>
      <text:p text:style-name="P61"><text:span text:style-name="Strong_20_Emphasis">Input:</text:span> intervals = [[1,3],[2,6],[8,10],[15,18]]</text:p>
      <text:p text:style-name="P61"><text:span text:style-name="Strong_20_Emphasis"/></text:p>
      <text:p text:style-name="P61"><text:span text:style-name="Strong_20_Emphasis">Output:</text:span> [[1,6],[8,10],[15,18]]</text:p>
      <text:p text:style-name="P61"/>
      <text:p text:style-name="P61"/>
      <text:p text:style-name="P78">Dynamic Programming:</text:p>
      <text:p text:style-name="P62"/>
      <text:p text:style-name="P65">0/1 Knapsack:</text:p>
      <text:p text:style-name="P62"/>
      <text:p text:style-name="P66">Subset Sum Problem</text:p>
      <text:p text:style-name="P66"/>
      <text:p text:style-name="P66">Equal Sum Partition</text:p>
      <text:p text:style-name="P66"/>
      <text:p text:style-name="P66">Count of Subset Sum with a given sum</text:p>
      <text:p text:style-name="P66"/>
      <text:p text:style-name="P66">Target Sum</text:p>
      <text:p text:style-name="P66"/>
      <text:p text:style-name="P66">Unbounded Knapsack</text:p>
      <text:p text:style-name="P66"/>
      <text:p text:style-name="P67">Rod Cutting</text:p>
      <text:p text:style-name="P67"/>
      <text:p text:style-name="P67">Coin Change Max No. Of ways</text:p>
      <text:p text:style-name="P67"/>
      <text:p text:style-name="P67">Coing change min no. Of coins</text:p>
      <text:p text:style-name="P67"/>
      <text:p text:style-name="P67">Longest Common Subsequence</text:p>
      <text:p text:style-name="P67"/>
      <text:p text:style-name="P67">Longest Common Substring</text:p>
      <text:p text:style-name="P62"/>
      <text:p text:style-name="P68">Longest Common Supersequence</text:p>
      <text:p text:style-name="P68"/>
      <text:p text:style-name="P69">Min no. Of insertions/deletions to convert string a =&gt; b</text:p>
      <text:p text:style-name="P69"/>
      <text:p text:style-name="P69">Min no. Of deletions to make a palindrome</text:p>
      <text:p text:style-name="P69"/>
      <text:p text:style-name="P69">Shortest Common supersequence</text:p>
      <text:p text:style-name="P69"/>
      <text:p text:style-name="P69">Sequence Pattern Matching</text:p>
      <text:p text:style-name="P69"/>
      <text:p text:style-name="P69">Matrix Chain Multiplication</text:p>
      <text:p text:style-name="P69"/>
      <text:p text:style-name="P70"/>
      <text:p text:style-name="P70"/>
      <text:p text:style-name="P70"/>
      <text:p text:style-name="P70">Palindrome Partitioning:</text:p>
      <text:p text:style-name="P70"/>
      <text:p text:style-name="P83">Make partitions in the string such that all strings should be partition.</text:p>
      <text:p text:style-name="P83"/>
      <text:p text:style-name="P83"/>
      <text:p text:style-name="P70"/>
      <text:p text:style-name="P70"/>
      <text:p text:style-name="P70"/>
      <text:p text:style-name="P70">Egg Dropping Problem</text:p>
      <text:p text:style-name="P70"/>
      <text:p text:style-name="P71"/>
      <text:p text:style-name="P72">Choice Questions:</text:p>
      <text:p text:style-name="P72">+/- </text:p>
      <text:p text:style-name="P71"/>
      <text:p text:style-name="P71"/>
      <text:p text:style-name="P71"><text:a xlink:type="simple" xlink:href="https://leetcode.com/problems/partition-equal-subset-sum/" text:style-name="Internet_20_link" text:visited-style-name="Visited_20_Internet_20_Link">https://leetcode.com/problems/partition-equal-subset-sum/</text:a></text:p>
      <text:p text:style-name="P71"/>
      <text:p text:style-name="P71"/>
      <text:p text:style-name="P71"><text:a xlink:type="simple" xlink:href="https://leetcode.com/problems/partition-equal-subset-sum/" text:style-name="Internet_20_link" text:visited-style-name="Visited_20_Internet_20_Link">https://leetcode.com/problems/partition-equal-subset-sum/</text:a></text:p>
      <text:p text:style-name="P71"/>
      <text:p text:style-name="P71"/>
      <text:p text:style-name="P73"><text:span text:style-name="T8">B</text:span>oundaries of matrix:</text:p>
      <text:p text:style-name="P73">row size, column size, what will the cell represent ?</text:p>
      <text:p text:style-name="P71"/>
      <text:p text:style-name="P79"><text:span text:style-name="T10">N * W =&gt; if for w belong to W we have found the max solution then using this we can find max for later </text:span><text:span text:style-name="T12">weights</text:span><text:span text:style-name="T10">.</text:span></text:p>
      <text:p text:style-name="P71"/>
      <text:p text:style-name="P74">Jo variables change ho rahe hain unki table banate hain ?</text:p>
      <text:p text:style-name="P74"/>
      <text:p text:style-name="P74"/>
      <text:p text:style-name="P74"/>
      <text:p text:style-name="P75">Subset Sum Problem:</text:p>
      <text:p text:style-name="P71"/>
      <text:p text:style-name="P71"/>
      <text:p text:style-name="P76"/>
      <text:p text:style-name="P76">Equal Sum Partition:</text:p>
      <text:p text:style-name="P71"/>
      <text:p text:style-name="P71"/>
      <text:p text:style-name="P71"/>
      <text:p text:style-name="P71"/>
      <text:p text:style-name="P71">Dp On Trees</text:p>
      <text:p text:style-name="P68"/>
      <text:p text:style-name="P62"/>
      <text:p text:style-name="P63">Coin Change:</text:p>
      <text:p text:style-name="P63"/>
      <text:p text:style-name="P64">1. Total no. Of ways</text:p>
      <text:p text:style-name="P64"/>
      <text:p text:style-name="P64"/>
      <text:p text:style-name="P64"/>
      <text:p text:style-name="P64"/>
      <text:p text:style-name="P64">2. Min no. Of coins</text:p>
      <text:p text:style-name="P64"/>
      <text:p text:style-name="P64"/>
      <text:p text:style-name="P64"/>
      <text:p text:style-name="P86">Tree Problems:</text:p>
      <text:p text:style-name="P77"/>
      <text:p text:style-name="P77">Mirror of a Tree:</text:p>
      <text:p text:style-name="P3"/>
      <text:p text:style-name="P7">Swap the left and right subtrees.</text:p>
      <text:p text:style-name="P3"/>
      <text:p text:style-name="P3"/>
      <text:p text:style-name="P8">Left View of Tree:</text:p>
      <text:p text:style-name="P9"/>
      <text:p text:style-name="P9">BFS:</text:p>
      <text:p text:style-name="P32">Find no. Of nodes at current level:</text:p>
      <text:p text:style-name="P32"/>
      <text:p text:style-name="P33">traverse all nodes at current level:</text:p>
      <text:p text:style-name="P32">print the first node at the level.</text:p>
      <text:p text:style-name="P3"><text:s text:c="57"/></text:p>
      <text:p text:style-name="P3"/>
      <text:p text:style-name="P10">Top View:</text:p>
      <text:p text:style-name="P34">Use a tree map,</text:p>
      <text:p text:style-name="P34">Use a Point class with position, node</text:p>
      <text:p text:style-name="P34"/>
      <text:p text:style-name="P34">Use position as -1 for left side of root, +1 for right side of root.</text:p>
      <text:p text:style-name="P34"/>
      <text:p text:style-name="P34">And put the elements in the TreeMap and finally get and print the elements.</text:p>
      <text:p text:style-name="P34"/>
      <text:p text:style-name="P34"/>
      <text:p text:style-name="P11">Bottom View:</text:p>
      <text:p text:style-name="P11">don’t check in the map whether the key exists, let the key override.</text:p>
      <text:p text:style-name="P3"/>
      <text:p text:style-name="P3"/>
      <text:p text:style-name="P3"><text:a xlink:type="simple" xlink:href="https://practice.geeksforgeeks.org/problems/check-for-balanced-tree/1" text:style-name="Internet_20_link" text:visited-style-name="Visited_20_Internet_20_Link">https://practice.geeksforgeeks.org/problems/check-for-balanced-tree/1</text:a></text:p>
      <text:p text:style-name="P3"/>
      <text:p text:style-name="P12">Balanced Tree:</text:p>
      <text:p text:style-name="P35"><text:span text:style-name="T21">if </text:span><text:span text:style-name="T14">(root == </text:span><text:span text:style-name="T21">null</text:span><text:span text:style-name="T14">) {</text:span><text:line-break/><text:span text:style-name="T14"> <text:s/></text:span><text:span text:style-name="T21">return true</text:span><text:span text:style-name="T14">;</text:span><text:line-break/><text:span text:style-name="T14">}</text:span><text:line-break/><text:line-break/><text:span text:style-name="T21">int </text:span><text:span text:style-name="T14">lHeight = </text:span><text:span text:style-name="T17">heightOfTree</text:span><text:span text:style-name="T14">(root.</text:span><text:span text:style-name="T25">left</text:span><text:span text:style-name="T14">);</text:span><text:line-break/><text:span text:style-name="T21">int </text:span><text:span text:style-name="T14">rHeight = </text:span><text:span text:style-name="T17">heightOfTree</text:span><text:span text:style-name="T14">(root.</text:span><text:span text:style-name="T25">right</text:span><text:span text:style-name="T14">);</text:span><text:line-break/><text:line-break/><text:span text:style-name="T21">if </text:span><text:span text:style-name="T14">(Math.</text:span><text:span text:style-name="T17">abs</text:span><text:span text:style-name="T14">(lHeight - rHeight) &lt;= </text:span><text:span text:style-name="T29">1 </text:span><text:span text:style-name="T14">&amp;&amp; </text:span><text:span text:style-name="T17">isBalanced</text:span><text:span text:style-name="T14">(root.</text:span><text:span text:style-name="T25">left</text:span><text:span text:style-name="T14">) &amp;&amp; </text:span><text:span text:style-name="T17">isBalanced</text:span><text:span text:style-name="T14">(root.</text:span><text:span text:style-name="T25">right</text:span><text:span text:style-name="T14">)) {</text:span><text:line-break/><text:span text:style-name="T14"> <text:s/></text:span><text:span text:style-name="T21">return true</text:span><text:span text:style-name="T14">;</text:span><text:line-break/><text:span text:style-name="T14">}</text:span><text:line-break/><text:line-break/><text:span text:style-name="T21">return false</text:span><text:span text:style-name="T14">;</text:span></text:p>
      <text:p text:style-name="P12"/>
      <text:p text:style-name="P12"/>
      <text:p text:style-name="P12"/>
      <text:p text:style-name="P12"/>
      <text:p text:style-name="P56"/>
      <text:p text:style-name="P56"/>
      <text:p text:style-name="P56"/>
      <text:p text:style-name="P56"/>
      <text:p text:style-name="P12"><text:span text:style-name="T15">B</text:span><text:span text:style-name="T14">inaryTreeToDoublyLinkedList:</text:span></text:p>
      <text:p text:style-name="P12"/>
      <text:p text:style-name="P12"/>
      <text:p text:style-name="P12"/>
      <text:p text:style-name="P88">Greedy Problems:</text:p>
      <text:p text:style-name="P13"/>
      <text:p text:style-name="P16">Choose and Swap:</text:p>
      <text:p text:style-name="P13"><text:span text:style-name="T13">PriorityQueue&lt;Character&gt; pq = </text:span><text:span text:style-name="T21">new </text:span><text:span text:style-name="T13">PriorityQueue&lt;Character&gt;();</text:span><text:line-break/><text:line-break/><text:span text:style-name="T5">// add in pq if not already exists</text:span><text:line-break/><text:span text:style-name="T21">for </text:span><text:span text:style-name="T13">(</text:span><text:span text:style-name="T21">int </text:span><text:span text:style-name="T13">i = </text:span><text:span text:style-name="T28">0</text:span><text:span text:style-name="T13">; i &lt; s.length(); i++) {</text:span><text:line-break/><text:span text:style-name="T13"> <text:s/></text:span><text:span text:style-name="T21">if </text:span><text:span text:style-name="T13">(!pq.contains(s.charAt(i))) {</text:span><text:line-break/><text:span text:style-name="T13"> <text:s text:c="3"/>pq.add(s.charAt(i));</text:span><text:line-break/><text:span text:style-name="T13"> <text:s/>}</text:span><text:line-break/><text:span text:style-name="T13">}</text:span><text:line-break/><text:line-break/><text:line-break/><text:span text:style-name="T21">for </text:span><text:span text:style-name="T13">(</text:span><text:span text:style-name="T21">int </text:span><text:span text:style-name="T13">i = </text:span><text:span text:style-name="T28">0</text:span><text:span text:style-name="T13">; i &lt; s.length(); i++) {</text:span><text:line-break/><text:span text:style-name="T13"> <text:s/></text:span><text:span text:style-name="T21">char </text:span><text:span text:style-name="T13">a = s.charAt(i);</text:span><text:line-break/><text:span text:style-name="T13"> <text:s/>pq.remove(a);</text:span><text:line-break/><text:span text:style-name="T13"> <text:s/></text:span><text:span text:style-name="T21">if </text:span><text:span text:style-name="T13">(!pq.isEmpty() &amp;&amp; Character.</text:span><text:span text:style-name="T16">compare</text:span><text:span text:style-name="T13">(a, pq.peek()) &gt; </text:span><text:span text:style-name="T28">0</text:span><text:span text:style-name="T13">) {</text:span><text:line-break/><text:span text:style-name="T13"> <text:s text:c="2"/></text:span><text:span text:style-name="T5">//swap operation</text:span><text:line-break/><text:span text:style-name="T5"> <text:s text:c="3"/></text:span><text:span text:style-name="T13">s = s.replace(a, </text:span><text:span text:style-name="T31">'*'</text:span><text:span text:style-name="T13">);</text:span><text:line-break/><text:span text:style-name="T13"> <text:s text:c="3"/>s = s.replace(pq.peek(), a);</text:span><text:line-break/><text:span text:style-name="T13"> <text:s text:c="3"/>s = s.replace(</text:span><text:span text:style-name="T31">'*'</text:span><text:span text:style-name="T13">, pq.peek());</text:span><text:line-break/><text:span text:style-name="T13"> <text:s text:c="3"/></text:span><text:span text:style-name="T21">break</text:span><text:span text:style-name="T13">;</text:span><text:line-break/><text:span text:style-name="T13"> <text:s/>}</text:span><text:line-break/><text:span text:style-name="T13">}</text:span><text:line-break/><text:line-break/><text:span text:style-name="T21">return </text:span><text:span text:style-name="T13">s;</text:span></text:p>
      <text:p text:style-name="P13"/>
      <text:p text:style-name="P13"/>
      <text:p text:style-name="P13"/>
      <text:p text:style-name="P57"><text:a xlink:type="simple" xlink:href="https://leetcode.com/problems/container-with-most-water/" text:style-name="Internet_20_link" text:visited-style-name="Visited_20_Internet_20_Link"><text:span text:style-name="T11">https://leetcode.com/problems/container-with-most-water/</text:span></text:a></text:p>
      <text:p text:style-name="P14"/>
      <text:p text:style-name="P80"><text:span text:style-name="Strong_20_Emphasis"><text:span text:style-name="T32">Input:</text:span></text:span><text:span text:style-name="T11"> height = [1,8,6,2,5,4,8,3,7]</text:span></text:p>
      <text:p text:style-name="Preformatted_20_Text"><text:span text:style-name="Strong_20_Emphasis">Output:</text:span> 49</text:p>
      <text:p text:style-name="P89"><text:span text:style-name="Strong_20_Emphasis">Explanation:</text:span> The above vertical lines are represented by array [1,8,6,2,5,4,8,3,7]. In this case, the max area of water (blue section) the container can contain is 49.</text:p>
      <text:p text:style-name="P17">using 2 pointer technique:</text:p>
      <text:p text:style-name="P17">put i at start and j at last.</text:p>
      <text:p text:style-name="P17"/>
      <text:p text:style-name="P58"><text:span text:style-name="T23">int </text:span><text:span text:style-name="T18">i = </text:span><text:span text:style-name="T30">0</text:span><text:span text:style-name="T18">;</text:span><text:line-break/><text:span text:style-name="T22">int </text:span><text:span text:style-name="T18">j = height.</text:span><text:span text:style-name="T26">length </text:span><text:span text:style-name="T18">- </text:span><text:span text:style-name="T30">1</text:span><text:span text:style-name="T18">;</text:span><text:line-break/><text:line-break/><text:span text:style-name="T22">int </text:span><text:span text:style-name="T18">maxWater = </text:span><text:span text:style-name="T30">0</text:span><text:span text:style-name="T18">;</text:span><text:line-break/><text:line-break/><text:span text:style-name="T22">while </text:span><text:span text:style-name="T18">(j &gt; i) {</text:span><text:line-break/><text:line-break/><text:span text:style-name="T18"> <text:s/></text:span><text:span text:style-name="T22">int </text:span><text:span text:style-name="T18">width = j - i;</text:span><text:line-break/><text:span text:style-name="T18"> <text:s/></text:span><text:span text:style-name="T22">int </text:span><text:span text:style-name="T18">ht = Math.</text:span><text:span text:style-name="T19">min</text:span><text:span text:style-name="T18">(height[i], height[j]);</text:span><text:line-break/><text:line-break/><text:span text:style-name="T18"> <text:s/>maxWater = Math.</text:span><text:span text:style-name="T19">max</text:span><text:span text:style-name="T18">(maxWater, ht * width);</text:span><text:line-break/><text:line-break/><text:span text:style-name="T18"> <text:s/></text:span><text:span text:style-name="T22">if </text:span><text:span text:style-name="T18">(height[i] &lt; height[j]) {</text:span><text:line-break/><text:span text:style-name="T18"> <text:s text:c="3"/>i++;</text:span><text:line-break/><text:span text:style-name="T18"> <text:s/>} </text:span><text:span text:style-name="T22">else </text:span><text:span text:style-name="T18">{</text:span><text:line-break/><text:span text:style-name="T18"> <text:s text:c="3"/>j--;</text:span><text:line-break/><text:span text:style-name="T18"> <text:s/>}</text:span><text:line-break/><text:span text:style-name="T18">}</text:span><text:line-break/><text:line-break/><text:span text:style-name="T22">return </text:span><text:span text:style-name="T18">maxWater;</text:span></text:p>
      <text:p text:style-name="P15"><text:s text:c="3"/></text:p>
      <text:p text:style-name="P36"/>
      <text:p text:style-name="P36"><text:a xlink:type="simple" xlink:href="https://leetcode.com/problems/maximum-69-number/" text:style-name="Internet_20_link" text:visited-style-name="Visited_20_Internet_20_Link">https://leetcode.com/problems/maximum-69-number/</text:a></text:p>
      <text:p text:style-name="P36"/>
      <text:p text:style-name="P81"><text:span text:style-name="Strong_20_Emphasis">Input:</text:span> num = 9669</text:p>
      <text:p text:style-name="Preformatted_20_Text"><text:span text:style-name="Strong_20_Emphasis">Output:</text:span> 9969</text:p>
      <text:p text:style-name="Preformatted_20_Text"><text:span text:style-name="Strong_20_Emphasis">Explanation:</text:span> </text:p>
      <text:p text:style-name="Preformatted_20_Text">Changing the first digit results in 6669.</text:p>
      <text:p text:style-name="Preformatted_20_Text">Changing the second digit results in 9969.</text:p>
      <text:p text:style-name="Preformatted_20_Text">Changing the third digit results in 9699.</text:p>
      <text:p text:style-name="Preformatted_20_Text">Changing the fourth digit results in 9666.</text:p>
      <text:p text:style-name="P89">The maximum number is 9969.</text:p>
      <text:p text:style-name="P36"/>
      <text:p text:style-name="P36"><text:a xlink:type="simple" xlink:href="https://leetcode.com/problems/minimum-operations-to-make-the-array-increasing/" text:style-name="Internet_20_link" text:visited-style-name="Visited_20_Internet_20_Link">https://leetcode.com/problems/minimum-operations-to-make-the-array-increasing/</text:a></text:p>
      <text:p text:style-name="P36"/>
      <text:p text:style-name="P81"><text:span text:style-name="Strong_20_Emphasis">Input:</text:span> nums = [1,1,1]</text:p>
      <text:p text:style-name="Preformatted_20_Text"><text:span text:style-name="Strong_20_Emphasis">Output:</text:span> 3</text:p>
      <text:p text:style-name="Preformatted_20_Text"><text:span text:style-name="Strong_20_Emphasis">Explanation:</text:span> You can do the following operations:</text:p>
      <text:p text:style-name="Preformatted_20_Text">1) Increment nums[2], so nums becomes [1,1,<text:span text:style-name="Strong_20_Emphasis"><text:span text:style-name="T33">2</text:span></text:span>].</text:p>
      <text:p text:style-name="Preformatted_20_Text">2) Increment nums[1], so nums becomes [1,<text:span text:style-name="Strong_20_Emphasis"><text:span text:style-name="T33">2</text:span></text:span>,2].</text:p>
      <text:p text:style-name="P89">3) Increment nums[2], so nums becomes [1,2,<text:span text:style-name="Strong_20_Emphasis"><text:span text:style-name="T33">3</text:span></text:span>].</text:p>
      <text:p text:style-name="P36">In one operation, you can choose an element of the array and increment it by <text:span text:style-name="Source_20_Text">1</text:span>.</text:p>
      <text:p text:style-name="P36"/>
      <text:p text:style-name="P36">Return <text:span text:style-name="Emphasis">the </text:span><text:span text:style-name="Emphasis"><text:span text:style-name="Strong_20_Emphasis">minimum</text:span></text:span><text:span text:style-name="Emphasis"> number of operations needed to make</text:span> <text:span text:style-name="Source_20_Text">nums</text:span> <text:span text:style-name="Emphasis"><text:span text:style-name="Strong_20_Emphasis">strictly</text:span></text:span><text:span text:style-name="Emphasis"> </text:span><text:span text:style-name="Emphasis"><text:span text:style-name="Strong_20_Emphasis">increasing</text:span></text:span><text:span text:style-name="Emphasis">.</text:span></text:p>
      <text:p text:style-name="P36"><text:span text:style-name="Emphasis"/></text:p>
      <text:p text:style-name="P81"><text:span text:style-name="Emphasis"><text:span text:style-name="Strong_20_Emphasis">Input:</text:span></text:span><text:span text:style-name="Emphasis"> nums = [1,5,2,4,1]</text:span></text:p>
      <text:p text:style-name="P89"><text:span text:style-name="Strong_20_Emphasis">Output:</text:span> 14</text:p>
      <text:p text:style-name="P37"><text:span text:style-name="Emphasis"><text:span text:style-name="T34">4 + 3 + 7</text:span></text:span></text:p>
      <text:p text:style-name="P37"><text:span text:style-name="Emphasis"/></text:p>
      <text:p text:style-name="P37"><text:a xlink:type="simple" xlink:href="https://leetcode.com/problems/di-string-match/" text:style-name="Internet_20_link" text:visited-style-name="Visited_20_Internet_20_Link"><text:span text:style-name="Emphasis">https://leetcode.com/problems/di-string-match/</text:span></text:a></text:p>
      <text:p text:style-name="P37"><text:span text:style-name="Emphasis"/></text:p>
      <text:p text:style-name="P37"><text:span text:style-name="Emphasis"><text:span text:style-name="T34">range [0,n]</text:span></text:span></text:p>
      <text:p text:style-name="P38"><text:span text:style-name="Emphasis"><text:span text:style-name="T35">fill the no.s in array acco</text:span></text:span><text:span text:style-name="Emphasis"><text:span text:style-name="T41">r</text:span></text:span><text:span text:style-name="Emphasis"><text:span text:style-name="T35">ding to I/D</text:span></text:span></text:p>
      <text:p text:style-name="P38"><text:span text:style-name="Emphasis"/></text:p>
      <text:p text:style-name="P39"><text:span text:style-name="Emphasis"><text:span text:style-name="T36">II</text:span></text:span><text:span text:style-name="Emphasis"><text:span text:style-name="T38">II</text:span></text:span><text:span text:style-name="Emphasis"><text:span text:style-name="T36"> – 0,4,</text:span></text:span></text:p>
      <text:p text:style-name="P39"><text:span text:style-name="Emphasis"><text:span text:style-name="T36">ID</text:span></text:span><text:span text:style-name="Emphasis"><text:span text:style-name="T39">DD</text:span></text:span><text:span text:style-name="Emphasis"><text:span text:style-name="T36"> – </text:span></text:span><text:span text:style-name="Emphasis"><text:span text:style-name="T39">0,4,3,2,1</text:span></text:span></text:p>
      <text:p text:style-name="P39"><text:span text:style-name="Emphasis"><text:span text:style-name="T36">DI – </text:span></text:span><text:span text:style-name="Emphasis"><text:span text:style-name="T37">4,0</text:span></text:span></text:p>
      <text:p text:style-name="P39"><text:span text:style-name="Emphasis"><text:span text:style-name="T36">DD - </text:span></text:span></text:p>
      <text:p text:style-name="P39"><text:span text:style-name="Emphasis"><text:s text:c="29"/></text:span></text:p>
      <text:p text:style-name="P39"><text:span text:style-name="Emphasis"/></text:p>
      <text:p text:style-name="P40"><text:span text:style-name="Emphasis"><text:span text:style-name="T36">ID</text:span></text:span><text:span text:style-name="Emphasis"><text:span text:style-name="T39">DD</text:span></text:span><text:span text:style-name="Emphasis"><text:span text:style-name="T36"> – </text:span></text:span><text:span text:style-name="Emphasis"><text:span text:style-name="T39">0,4,3,2,1</text:span></text:span></text:p>
      <text:p text:style-name="P40"><text:span text:style-name="Emphasis"/></text:p>
      <text:p text:style-name="P40"><text:span text:style-name="Emphasis"><text:span text:style-name="T39">II– 0,1,2 <text:s text:c="44"/></text:span></text:span></text:p>
      <text:p text:style-name="P40"><text:span text:style-name="Emphasis"><text:span text:style-name="T39">ID – 0,2,1</text:span></text:span></text:p>
      <text:p text:style-name="P41"><text:span text:style-name="Emphasis"><text:span text:style-name="T40">DD – 2,1,0</text:span></text:span></text:p>
      <text:p text:style-name="P41"><text:span text:style-name="Emphasis"><text:span text:style-name="T40">DI – 2,0,1</text:span></text:span></text:p>
      <text:p text:style-name="P41"><text:span text:style-name="Emphasis"/></text:p>
      <text:p text:style-name="P42"><text:span text:style-name="Emphasis"><text:span text:style-name="T42">I – 0,1</text:span></text:span></text:p>
      <text:p text:style-name="P42"><text:span text:style-name="Emphasis"><text:span text:style-name="T42">D – 1,0</text:span></text:span></text:p>
      <text:p text:style-name="P42"><text:span text:style-name="Emphasis"/></text:p>
      <text:p text:style-name="P43"><text:span text:style-name="Emphasis"><text:span text:style-name="T43">ID – </text:span></text:span><text:span text:style-name="Emphasis"><text:span text:style-name="T44">0,1</text:span></text:span></text:p>
      <text:p text:style-name="P43"><text:span text:style-name="Emphasis"/></text:p>
      <text:p text:style-name="P43"><text:a xlink:type="simple" xlink:href="https://leetcode.com/problems/array-partition/" text:style-name="Internet_20_link" text:visited-style-name="Visited_20_Internet_20_Link"><text:span text:style-name="Emphasis">https://leetcode.com/problems/array-partition/</text:span></text:a></text:p>
      <text:p text:style-name="P43"><text:span text:style-name="Emphasis"/></text:p>
      <text:p text:style-name="P82"><text:s/>[6,2,6,5,1,2]</text:p>
      <text:p text:style-name="P43"/>
      <text:p text:style-name="P44">6,6 min = 6 <text:s/>: </text:p>
      <text:p text:style-name="P44">maximize sum (min,min) + max(max,max)</text:p>
      <text:p text:style-name="P21">PriorityQueue</text:p>
      <text:p text:style-name="P20">DFS:</text:p>
      <text:p text:style-name="P21">Sum of Nodes with Even-Valued Grandparent:</text:p>
      <text:p text:style-name="P44"><text:s text:c="4"/></text:p>
      <text:p text:style-name="P84"><text:span text:style-name="Source_20_Text"><text:s/></text:span><text:bookmark-start text:name="__DdeLink__1122_2245993278"/><text:span text:style-name="Source_20_Text">int sum = 0;</text:span></text:p>
      <text:p text:style-name="Preformatted_20_Text"><text:span text:style-name="Source_20_Text"><text:s text:c="4"/>public int sumEvenGrandparent(TreeNode root) {</text:span></text:p>
      <text:p text:style-name="Preformatted_20_Text"><text:span text:style-name="Source_20_Text"><text:s text:c="8"/>seg(root, null, null);</text:span></text:p>
      <text:p text:style-name="Preformatted_20_Text"><text:span text:style-name="Source_20_Text"><text:s text:c="8"/>return sum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void seg(TreeNode root, TreeNode parent, TreeNode grandParent) {</text:span></text:p>
      <text:p text:style-name="Preformatted_20_Text"><text:span text:style-name="Source_20_Text"><text:s text:c="8"/>if (root == null) {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f (grandParent != null &amp;&amp; (grandParent.val &amp; 1) == 0) {</text:span></text:p>
      <text:p text:style-name="Preformatted_20_Text"><text:span text:style-name="Source_20_Text"><text:s text:c="12"/>sum += root.val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eg(root.left, root, parent);</text:span></text:p>
      <text:p text:style-name="Preformatted_20_Text"><text:span text:style-name="Source_20_Text"><text:s text:c="8"/>seg(root.right, root, parent);</text:span></text:p>
      <text:p text:style-name="P90"><text:span text:style-name="Source_20_Text"><text:s text:c="4"/>}</text:span><text:bookmark-end text:name="__DdeLink__1122_2245993278"/></text:p>
      <text:p text:style-name="P90"><text:a xlink:type="simple" xlink:href="https://leetcode.com/problems/binary-search-tree-to-greater-sum-tree/" text:style-name="Internet_20_link" text:visited-style-name="Visited_20_Internet_20_Link"><text:span text:style-name="T3">https://leetcode.com/problems/binary-search-tree-to-greater-sum-tree/</text:span></text:a></text:p>
      <text:p text:style-name="P44"/>
      <text:p text:style-name="P21">1038. Binary Search Tree to Greater Sum Tree</text:p>
      <text:p text:style-name="P48"><text:s text:c="24"/></text:p>
      <text:p text:style-name="P50"><text:tab/><text:tab/>int sum = 0;</text:p>
      <text:p text:style-name="P44"/>
      <text:p text:style-name="P45"><text:tab/><text:tab/><text:span text:style-name="T45">findSum(){</text:span></text:p>
      <text:p text:style-name="P59"><text:span text:style-name="T3"><text:tab/><text:tab/></text:span><text:span text:style-name="T4">rec(left) + rec(right) + root;</text:span></text:p>
      <text:p text:style-name="P51"><text:tab/><text:tab/>}</text:p>
      <text:p text:style-name="P44"/>
      <text:p text:style-name="P46"><text:tab/><text:span text:style-name="T46">changeTree(){</text:span></text:p>
      <text:p text:style-name="P46"><text:tab/><text:tab/></text:p>
      <text:p text:style-name="P47"><text:tab/><text:span text:style-name="T47">if(root == null){</text:span></text:p>
      <text:p text:style-name="P47"><text:tab/><text:span text:style-name="T47">return;</text:span></text:p>
      <text:p text:style-name="P47"><text:span text:style-name="T47"><text:tab/>}</text:span><text:tab/></text:p>
      <text:p text:style-name="P47"/>
      <text:p text:style-name="P60"><text:span text:style-name="T20"><text:tab/>changeTree(root.</text:span><text:span text:style-name="T27">left</text:span><text:span text:style-name="T20">);</text:span><text:span text:style-name="T48"><text:line-break/><text:tab/></text:span><text:span text:style-name="T24">int </text:span><text:span text:style-name="T20">temp = root.</text:span><text:span text:style-name="T27">val</text:span><text:span text:style-name="T20">;</text:span><text:span text:style-name="T48"><text:line-break/><text:tab/></text:span><text:span text:style-name="T20">root.</text:span><text:span text:style-name="T27">val </text:span><text:span text:style-name="T20">= </text:span><text:span text:style-name="T27">sum</text:span><text:span text:style-name="T20">;</text:span><text:span text:style-name="T48"><text:line-break/><text:tab/></text:span><text:span text:style-name="T27">sum </text:span><text:span text:style-name="T20">-= temp;</text:span><text:span text:style-name="T48"><text:line-break/><text:tab/></text:span><text:span text:style-name="T20">changeTree(root.</text:span><text:span text:style-name="T27">right</text:span><text:span text:style-name="T20">);</text:span></text:p>
      <text:p text:style-name="P46"/>
      <text:p text:style-name="P52">}</text:p>
      <text:p text:style-name="P44"/>
      <text:p text:style-name="P44"/>
      <text:p text:style-name="P44"><text:a xlink:type="simple" xlink:href="https://leetcode.com/problems/all-paths-from-source-to-target/" text:style-name="Internet_20_link" text:visited-style-name="Visited_20_Internet_20_Link"/></text:p>
      <text:p text:style-name="P44"><text:a xlink:type="simple" xlink:href="https://leetcode.com/problems/all-paths-from-source-to-target/" text:style-name="Internet_20_link" text:visited-style-name="Visited_20_Internet_20_Link"/></text:p>
      <text:p text:style-name="P44"><text:a xlink:type="simple" xlink:href="https://leetcode.com/problems/all-paths-from-source-to-target/" text:style-name="Internet_20_link" text:visited-style-name="Visited_20_Internet_20_Link">https://leetcode.com/problems/all-paths-from-source-to-target/</text:a></text:p>
      <text:p text:style-name="P44"/>
      <text:p text:style-name="P44"><text:span text:style-name="T9">797. All Paths From Source to Target</text:span> <text:s text:c="5"/></text:p>
      <text:p text:style-name="P44"/>
      <text:p text:style-name="P44"/>
      <text:p text:style-name="P49">BFS:</text:p>
      <text:p text:style-name="P49"><text:a xlink:type="simple" xlink:href="https://leetcode.com/problems/count-good-nodes-in-binary-tree/" text:style-name="Internet_20_link" text:visited-style-name="Visited_20_Internet_20_Link">https://leetcode.com/problems/count-good-nodes-in-binary-tree/</text:a></text:p>
      <text:p text:style-name="P49"/>
      <text:p text:style-name="P91">Given a binary tree <text:span text:style-name="Source_20_Text">root</text:span>, a node <text:span text:style-name="Emphasis">X</text:span> in the tree is named <text:span text:style-name="Strong_20_Emphasis">good</text:span> if in the path from root to <text:span text:style-name="Emphasis">X</text:span> there are no nodes with a value <text:span text:style-name="Emphasis">greater than</text:span> X.</text:p>
      <text:p text:style-name="Text_20_body">Return the number of <text:span text:style-name="Strong_20_Emphasis">good</text:span> nodes in the binary tree.</text:p>
      <text:p text:style-name="P49"/>
      <text:p text:style-name="P85"><text:bookmark-start text:name="__DdeLink__1169_2245993278"/><text:span text:style-name="Source_20_Text">public int goodNodes(TreeNode root) {</text:span></text:p>
      <text:p text:style-name="Preformatted_20_Text"><text:span text:style-name="Source_20_Text"><text:s text:c="8"/>int max = Integer.MIN_VALUE;</text:span></text:p>
      <text:p text:style-name="Preformatted_20_Text"><text:span text:style-name="Source_20_Text"><text:s text:c="8"/>return totalNode(root,max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int totalNode(TreeNode root,int max){</text:span></text:p>
      <text:p text:style-name="Preformatted_20_Text"><text:span text:style-name="Source_20_Text"><text:s text:c="8"/>if(root == null)</text:span></text:p>
      <text:p text:style-name="Preformatted_20_Text"><text:span text:style-name="Source_20_Text"><text:s text:c="12"/>return 0;</text:span></text:p>
      <text:p text:style-name="Preformatted_20_Text"><text:span text:style-name="Source_20_Text"><text:s text:c="8"/></text:span></text:p>
      <text:p text:style-name="Preformatted_20_Text"><text:span text:style-name="Source_20_Text"><text:s text:c="8"/>int currentCount = root.val &gt;= max ? 1:0;</text:span></text:p>
      <text:p text:style-name="Preformatted_20_Text"><text:span text:style-name="Source_20_Text"><text:s text:c="8"/>currentCount += totalNode(root.left , Math.max(root.val,max));</text:span></text:p>
      <text:p text:style-name="Preformatted_20_Text"><text:span text:style-name="Source_20_Text"><text:s text:c="8"/>currentCount += totalNode(root.right, Math.max(root.val,max));</text:span></text:p>
      <text:p text:style-name="Preformatted_20_Text"><text:span text:style-name="Source_20_Text"><text:s text:c="8"/>return currentCount;</text:span></text:p>
      <text:p text:style-name="P89"><text:span text:style-name="Source_20_Text"><text:s text:c="4"/>}</text:span></text:p>
      <text:p text:style-name="P49"><text:bookmark-end text:name="__DdeLink__1169_2245993278"/></text:p>
      <text:p text:style-name="P44"/>
      <text:p text:style-name="P44"/>
      <text:p text:style-name="P44"/>
      <text:p text:style-name="P18">Graphs:</text:p>
      <text:p text:style-name="P18"/>
      <text:p text:style-name="P19">Amazon Coding Questions: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20:46:50.390768495</meta:creation-date>
    <meta:generator>LibreOffice/6.4.7.2$Linux_X86_64 LibreOffice_project/40$Build-2</meta:generator>
    <dc:date>2023-05-28T19:32:13.574345802</dc:date>
    <meta:editing-duration>P8DT21H20M20S</meta:editing-duration>
    <meta:editing-cycles>134</meta:editing-cycles>
    <meta:document-statistic meta:table-count="0" meta:image-count="0" meta:object-count="0" meta:page-count="1" meta:paragraph-count="219" meta:word-count="989" meta:character-count="7100" meta:non-whitespace-character-count="5834"/>
  </office:meta>
</office:document-meta>
</file>